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c86" officeooo:paragraph-rsid="001f4c86"/>
    </style:style>
    <style:style style:name="P2" style:family="paragraph" style:parent-style-name="Standard">
      <style:text-properties officeooo:rsid="0020a50a" officeooo:paragraph-rsid="0020a50a"/>
    </style:style>
    <style:style style:name="P3" style:family="paragraph" style:parent-style-name="Standard">
      <style:text-properties officeooo:rsid="0023e69a" officeooo:paragraph-rsid="0023e69a"/>
    </style:style>
    <style:style style:name="P4" style:family="paragraph" style:parent-style-name="Standard">
      <style:text-properties officeooo:rsid="00262ff5" officeooo:paragraph-rsid="00262ff5"/>
    </style:style>
    <style:style style:name="P5" style:family="paragraph" style:parent-style-name="Standard">
      <style:text-properties officeooo:rsid="00276361" officeooo:paragraph-rsid="00276361"/>
    </style:style>
    <style:style style:name="P6" style:family="paragraph" style:parent-style-name="Standard">
      <style:text-properties officeooo:rsid="00276361" officeooo:paragraph-rsid="0031af93"/>
    </style:style>
    <style:style style:name="P7" style:family="paragraph" style:parent-style-name="Standard">
      <style:text-properties officeooo:rsid="00276361" officeooo:paragraph-rsid="00338709"/>
    </style:style>
    <style:style style:name="P8" style:family="paragraph" style:parent-style-name="Standard">
      <style:text-properties fo:font-weight="bold" officeooo:rsid="00276361" officeooo:paragraph-rsid="00276361" style:font-weight-asian="bold" style:font-weight-complex="bold"/>
    </style:style>
    <style:style style:name="P9" style:family="paragraph" style:parent-style-name="Standard">
      <style:text-properties fo:font-weight="bold" officeooo:rsid="00299481" officeooo:paragraph-rsid="00299481" style:font-weight-asian="bold" style:font-weight-complex="bold"/>
    </style:style>
    <style:style style:name="P10" style:family="paragraph" style:parent-style-name="Standard">
      <style:text-properties fo:font-weight="bold" officeooo:rsid="0032aa62" officeooo:paragraph-rsid="0032aa62" style:font-weight-asian="bold" style:font-weight-complex="bold"/>
    </style:style>
    <style:style style:name="P11" style:family="paragraph" style:parent-style-name="Standard">
      <style:text-properties fo:font-weight="bold" officeooo:rsid="00372345" officeooo:paragraph-rsid="00372345" style:font-weight-asian="bold" style:font-weight-complex="bold"/>
    </style:style>
    <style:style style:name="P12" style:family="paragraph" style:parent-style-name="Standard">
      <style:text-properties fo:font-weight="bold" officeooo:rsid="0038940c" officeooo:paragraph-rsid="0038940c" style:font-weight-asian="bold" style:font-weight-complex="bold"/>
    </style:style>
    <style:style style:name="P13" style:family="paragraph" style:parent-style-name="Standard">
      <style:text-properties fo:font-weight="bold" officeooo:rsid="0040c03f" officeooo:paragraph-rsid="0040c03f" style:font-weight-asian="bold" style:font-weight-complex="bold"/>
    </style:style>
    <style:style style:name="P14" style:family="paragraph" style:parent-style-name="Standard">
      <style:text-properties fo:font-weight="bold" officeooo:rsid="0040c03f" officeooo:paragraph-rsid="00416a5d" style:font-weight-asian="bold" style:font-weight-complex="bold"/>
    </style:style>
    <style:style style:name="P15" style:family="paragraph" style:parent-style-name="Standard">
      <style:text-properties fo:font-weight="bold" officeooo:rsid="0044622d" officeooo:paragraph-rsid="0044622d" style:font-weight-asian="bold" style:font-weight-complex="bold"/>
    </style:style>
    <style:style style:name="P16" style:family="paragraph" style:parent-style-name="Standard">
      <style:text-properties officeooo:rsid="00299481" officeooo:paragraph-rsid="002ac365"/>
    </style:style>
    <style:style style:name="P17" style:family="paragraph" style:parent-style-name="Standard">
      <style:text-properties officeooo:rsid="00299481" officeooo:paragraph-rsid="00368c04"/>
    </style:style>
    <style:style style:name="P18" style:family="paragraph" style:parent-style-name="Standard">
      <style:text-properties officeooo:rsid="00299481" officeooo:paragraph-rsid="003e9ee9"/>
    </style:style>
    <style:style style:name="P19" style:family="paragraph" style:parent-style-name="Standard">
      <style:text-properties officeooo:rsid="002ac365" officeooo:paragraph-rsid="002ac365"/>
    </style:style>
    <style:style style:name="P20" style:family="paragraph" style:parent-style-name="Standard">
      <style:text-properties officeooo:rsid="002caaaa" officeooo:paragraph-rsid="002caaaa"/>
    </style:style>
    <style:style style:name="P21" style:family="paragraph" style:parent-style-name="Standard">
      <style:text-properties officeooo:rsid="002caaaa" officeooo:paragraph-rsid="002d1ee0"/>
    </style:style>
    <style:style style:name="P22" style:family="paragraph" style:parent-style-name="Standard">
      <style:text-properties fo:font-size="13pt" style:text-underline-style="solid" style:text-underline-width="auto" style:text-underline-color="font-color" fo:font-weight="bold" officeooo:rsid="002ac365" officeooo:paragraph-rsid="002ac365" style:font-size-asian="13pt" style:font-weight-asian="bold" style:font-size-complex="13pt" style:font-weight-complex="bold"/>
    </style:style>
    <style:style style:name="P23" style:family="paragraph" style:parent-style-name="Standard">
      <style:text-properties officeooo:rsid="00306965" officeooo:paragraph-rsid="00306965"/>
    </style:style>
    <style:style style:name="P24" style:family="paragraph" style:parent-style-name="Standard">
      <style:text-properties fo:font-weight="normal" officeooo:rsid="00351836" officeooo:paragraph-rsid="00351836" style:font-weight-asian="normal" style:font-weight-complex="normal"/>
    </style:style>
    <style:style style:name="P25" style:family="paragraph" style:parent-style-name="Standard">
      <style:text-properties fo:font-weight="normal" officeooo:rsid="0040ca10" officeooo:paragraph-rsid="0040ca10" style:font-weight-asian="normal" style:font-weight-complex="normal"/>
    </style:style>
    <style:style style:name="P26" style:family="paragraph" style:parent-style-name="Standard">
      <style:text-properties fo:font-weight="normal" officeooo:rsid="0044622d" officeooo:paragraph-rsid="0044622d" style:font-weight-asian="normal" style:font-weight-complex="normal"/>
    </style:style>
    <style:style style:name="P27" style:family="paragraph" style:parent-style-name="Standard">
      <style:text-properties fo:font-weight="normal" officeooo:rsid="0044622d" officeooo:paragraph-rsid="004673b3" style:font-weight-asian="normal" style:font-weight-complex="normal"/>
    </style:style>
    <style:style style:name="P28" style:family="paragraph" style:parent-style-name="Standard">
      <style:text-properties fo:font-weight="normal" officeooo:rsid="0044622d" officeooo:paragraph-rsid="004758e4" style:font-weight-asian="normal" style:font-weight-complex="normal"/>
    </style:style>
    <style:style style:name="P29" style:family="paragraph" style:parent-style-name="Standard">
      <style:text-properties officeooo:rsid="00368c04" officeooo:paragraph-rsid="00368c04"/>
    </style:style>
    <style:style style:name="P30" style:family="paragraph" style:parent-style-name="Standard">
      <style:text-properties officeooo:rsid="00372345" officeooo:paragraph-rsid="00372345"/>
    </style:style>
    <style:style style:name="P31" style:family="paragraph" style:parent-style-name="Standard">
      <style:text-properties officeooo:rsid="0038940c" officeooo:paragraph-rsid="0038940c"/>
    </style:style>
    <style:style style:name="P32" style:family="paragraph" style:parent-style-name="Standard">
      <style:text-properties officeooo:rsid="0039ad75" officeooo:paragraph-rsid="0039ad75"/>
    </style:style>
    <style:style style:name="P33" style:family="paragraph" style:parent-style-name="Standard">
      <style:text-properties officeooo:rsid="003a3299" officeooo:paragraph-rsid="003a3299"/>
    </style:style>
    <style:style style:name="P34" style:family="paragraph" style:parent-style-name="Standard">
      <style:text-properties officeooo:rsid="003f12e3" officeooo:paragraph-rsid="003f12e3"/>
    </style:style>
    <style:style style:name="P35" style:family="paragraph" style:parent-style-name="Standard">
      <style:text-properties fo:font-weight="normal" officeooo:rsid="00498f49" officeooo:paragraph-rsid="00498f49" style:font-weight-asian="normal" style:font-weight-complex="normal"/>
    </style:style>
    <style:style style:name="T1" style:family="text">
      <style:text-properties officeooo:rsid="0020b9f8"/>
    </style:style>
    <style:style style:name="T2" style:family="text">
      <style:text-properties officeooo:rsid="0024a3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d1ee0"/>
    </style:style>
    <style:style style:name="T5" style:family="text">
      <style:text-properties officeooo:rsid="00306965"/>
    </style:style>
    <style:style style:name="T6" style:family="text">
      <style:text-properties officeooo:rsid="0031af93"/>
    </style:style>
    <style:style style:name="T7" style:family="text">
      <style:text-properties officeooo:rsid="00326858"/>
    </style:style>
    <style:style style:name="T8" style:family="text">
      <style:text-properties officeooo:rsid="003d25eb"/>
    </style:style>
    <style:style style:name="T9" style:family="text">
      <style:text-properties officeooo:rsid="003e9ee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16a5d" style:font-weight-asian="normal" style:font-weight-complex="normal"/>
    </style:style>
    <style:style style:name="T12" style:family="text">
      <style:text-properties fo:font-weight="normal" officeooo:rsid="0042aec8" style:font-weight-asian="normal" style:font-weight-complex="normal"/>
    </style:style>
    <style:style style:name="T13" style:family="text">
      <style:text-properties fo:font-weight="normal" officeooo:rsid="0044622d" style:font-weight-asian="normal" style:font-weight-complex="normal"/>
    </style:style>
    <style:style style:name="T14" style:family="text">
      <style:text-properties officeooo:rsid="00461af6"/>
    </style:style>
    <style:style style:name="T15" style:family="text">
      <style:text-properties officeooo:rsid="004673b3"/>
    </style:style>
    <style:style style:name="T16" style:family="text">
      <style:text-properties officeooo:rsid="004758e4"/>
    </style:style>
    <style:style style:name="T17" style:family="text">
      <style:text-properties officeooo:rsid="00476a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 RFC </text:p>
      <text:p text:style-name="P1"/>
      <text:p text:style-name="P1">fichier users : </text:p>
      <text:p text:style-name="P1"><text:tab/>mot de pass a bouger dans le fichier</text:p>
      <text:p text:style-name="P1"><text:tab/>rue et adresse à concaténer</text:p>
      <text:p text:style-name="P3"/>
      <text:p text:style-name="P2">refaire : idObjet<text:span text:style-name="T2">= (3premières lettres du nom + 2chiffres) </text:span>, <text:span text:style-name="T1">prix a 7chiff (99 999.99) [8caractères] </text:span></text:p>
      <text:p text:style-name="P2"/>
      <text:p text:style-name="P2">refaire message : <text:s/>acheter</text:p>
      <text:p text:style-name="P2"/>
      <text:p text:style-name="P4">mettre # apres les mots cles</text:p>
      <text:p text:style-name="P4"/>
      <text:p text:style-name="P8">modif mise en forme : fichier Enchère</text:p>
      <text:p text:style-name="P5"/>
      <text:p text:style-name="P7">$Identifiant user#identifiant objet#<text:span text:style-name="T3">date de fin de vente</text:span>#prix<text:span text:style-name="T6">Ach2</text:span># acheteur<text:span text:style-name="T7">2#</text:span>prix<text:span text:style-name="T6">Acheteur1</text:span>#acheteur<text:span text:style-name="T7">2</text:span><text:span text:style-name="T3">#prixDeBase</text:span>$Identifiant user#identifiant objet<text:span text:style-name="T6">2</text:span>#<text:span text:style-name="T3">date de fin de vente#prixDeBase</text:span></text:p>
      <text:p text:style-name="P6"/>
      <text:p text:style-name="P24">date fin = HHMMJJMMAAAA</text:p>
      <text:p text:style-name="P24">date debut = HHMMJJMMAAAA </text:p>
      <text:p text:style-name="P10"/>
      <text:p text:style-name="P10">le prix ach2&gt; prixAche1 &gt; prix de base</text:p>
      <text:p text:style-name="P5"/>
      <text:p text:style-name="P9">mise en forme : fichier utilisateur :</text:p>
      <text:p text:style-name="P9"/>
      <text:p text:style-name="P18">$idUtili#mot de passe#<text:span text:style-name="T9">nom#prenom#</text:span>dateNaissance#tel#adresse mail#adresse#ville#code postal#objet achete#objet vendu*/</text:p>
      <text:p text:style-name="P17"/>
      <text:p text:style-name="P11">message vendre : </text:p>
      <text:p text:style-name="P11">suppr date de mise en vente</text:p>
      <text:p text:style-name="P30">message= “Nom objet#date de fin de mise en vente#prix de </text:p>
      <text:p text:style-name="P30">base#catégorie#description#URL d'une image#quantité#ville où se situe l’objet” </text:p>
      <text:p text:style-name="P30"/>
      <text:p text:style-name="P12">fichier objet_en_vente :</text:p>
      <text:p text:style-name="P31">$identifiant Produit#Identifiant utilisateur#Nom objet#date de mise en vente#date de fin enchere#prix de </text:p>
      <text:p text:style-name="P31">base#catégorie#description#URL d'une image#quantité#ville de l’utilisateur </text:p>
      <text:p text:style-name="P17"/>
      <text:p text:style-name="P29">gestion date par le serveur.</text:p>
      <text:p text:style-name="P16"/>
      <text:p text:style-name="P22">message : consulter :</text:p>
      <text:p text:style-name="P19"/>
      <text:p text:style-name="P20">le serveur analyse les mots cles (nom + description) envoie les onjets à consulter, le client les enregistres dans un fichier temporaire et lit affiche les objets qui y sont <text:span text:style-name="T5">déposés.</text:span></text:p>
      <text:p text:style-name="P23">Il faut retourner le prix de base et le dernier prix enregisré.</text:p>
      <text:p text:style-name="P20"><text:span text:style-name="T3"><text:s/>format msg</text:span> : consulter#idUti#nomObjet#Descriptions\n</text:p>
      <text:p text:style-name="P20">-nomObjet (cherche dans nom Objet): tous par <text:span text:style-name="T4">défaut</text:span>, on envoie tout.</text:p>
      <text:p text:style-name="P20">-descriptif : vide si « tous » ou si rien rentré</text:p>
      <text:p text:style-name="P21"/>
      <text:p text:style-name="P23"/>
      <text:p text:style-name="P32">msg connex= 29 octets Max</text:p>
      <text:p text:style-name="P33">msg creercpt= <text:span text:style-name="T8">creerCpt(8) + nom=25 prenom=25 motpass=16 dateNaiss=8 adMail=50 adress=100 </text:span><text:soft-page-break/><text:span text:style-name="T8">ville=50 codePost=5 ==&gt;278+9#+1\n+EOF-&gt;&gt;298</text:span></text:p>
      <text:p text:style-name="P33"/>
      <text:p text:style-name="P34">Msg acheter= acheter 7 #idUtilisateur 5#idObjet 5#prix 8\n → taille max 30</text:p>
      <text:p text:style-name="P34"/>
      <text:p text:style-name="P13">Msg retour (serveur → client)</text:p>
      <text:p text:style-name="P14"><text:tab/><text:span text:style-name="T10">catalogue= « $idobjet#nomObjet#date#date#prixDépart#categorie#descip </text:span><text:span text:style-name="T11">#</text:span><text:span text:style-name="T10">URL#qtité#ville</text:span><text:span text:style-name="T12">#</text:span><text:span text:style-name="T10">nomPro#prenomProp#</text:span><text:span text:style-name="T13">nbrD'objetHt#nbrObjetVendu#</text:span><text:span text:style-name="T10">prixActuelEnchere#</text:span><text:span text:style-name="T13">enchere Utili#</text:span><text:span text:style-name="T10">nbrEnchere/n »</text:span></text:p>
      <text:p text:style-name="P13"/>
      <text:p text:style-name="P25">enregistré dans un fichier tmp.txt</text:p>
      <text:p text:style-name="P25"/>
      <text:p text:style-name="P25"/>
      <text:p text:style-name="P15">Rajout ::::</text:p>
      <text:p text:style-name="P26"/>
      <text:p text:style-name="P26"/>
      <text:p text:style-name="P26">msg information : demande d'envoyer les informations au client le concernant</text:p>
      <text:p text:style-name="P26"/>
      <text:p text:style-name="P28">client → serveur : <text:span text:style-name="T16">infoCpt</text:span>#idUti\n <text:span text:style-name="T14">= 15 octets </text:span></text:p>
      <text:p text:style-name="P26"/>
      <text:p text:style-name="P27">serveur-&gt; client : <text:span text:style-name="T15">$</text:span>idUti#nom#prenom#<text:span text:style-name="T17">dateDEnaissance#556700304#adressemail#nruee#ville#33160#0</text:span>nbreObjeHt#nbrObjetVendu#nbreEncherencour#nbrObjetEnvent\n</text:p>
      <text:p text:style-name="P26"/>
      <text:p text:style-name="P35">A faire :</text:p>
      <text:p text:style-name="P35"><text:tab/>contrôle id (objet et uti) au niveau serveur</text:p>
      <text:p text:style-name="P35"><text:tab/>contrôle lors de la creation compte et objetenvente des information au niveau serveur</text:p>
      <text:p text:style-name="P35"><text:tab/>fonction qui envoie si un client à remporter une enchere ou vendu un objet</text:p>
      <text:p text:style-name="P35"><text:tab/><text:tab/>-controle date enchere</text:p>
      <text:p text:style-name="P35"><text:tab/><text:tab/>si fin on enleve du fichier enchere, on envoie le rsltat au vendeur et acheteur(si y'a)</text:p>
      <text:p text:style-name="P35"><text:tab/><text:tab/>rsltat= information vendeur ou achteur + produit + information enchere</text:p>
      <text:p text:style-name="P35"><text:tab/></text:p>
      <text:p text:style-name="P35"><text:tab/>refaire consulter catalogue au niveau client serveur :</text:p>
      <text:p text:style-name="P35"><text:tab/><text:tab/>recherche par nom, descrp,categorie,prix, vos enchere en cours et vente.</text:p>
      <text:p text:style-name="P3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22:06:27.006305499</meta:creation-date>
    <dc:date>2015-02-07T09:59:10.258565312</dc:date>
    <meta:editing-duration>PT20H30M12S</meta:editing-duration>
    <meta:editing-cycles>38</meta:editing-cycles>
    <meta:generator>LibreOffice/4.2.7.2$Linux_X86_64 LibreOffice_project/420m0$Build-2</meta:generator>
    <meta:document-statistic meta:table-count="0" meta:image-count="0" meta:object-count="0" meta:page-count="2" meta:paragraph-count="49" meta:word-count="375" meta:character-count="2838" meta:non-whitespace-character-count="2481"/>
  </office:meta>
</office:document-meta>
</file>